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ist_20_1"/>
    <style:style style:name="P4" style:family="paragraph" style:parent-style-name="Standard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7.1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1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7.1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1824011233" text:style-name="List_20_1">
        <text:list-item>
          <text:p text:style-name="P3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3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3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3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643290363" text:continue-numbering="true" text:style-name="List_20_1">
        <text:list-item>
          <text:p text:style-name="P3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3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файл</text:a></text:p>
        </text:list-item>
      </text:list>
      <text:h text:style-name="Heading_20_2" text:outline-level="2">Документация на модули системы OpenSCADA</text:h>
      <text:list xml:id="list1780308519" text:style-name="L1">
        <text:list-item>
          <text:p text:style-name="P5">Подсистема "Архивы":</text:p>
        </text:list-item>
      </text:list>
      <text:list xml:id="list381481612" text:style-name="L1">
        <text:list-item>
          <text:list>
            <text:list-item>
              <text:p text:style-name="P4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4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4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4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4"><text:soft-page-break/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4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4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4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4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4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4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4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4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4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4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4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4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4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4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4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4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4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4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4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4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4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4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4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4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4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4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4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4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4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4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723cm" fo:margin-left="1.49cm" fo:margin-right="0.9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13T19:18:24</dc:date>
    <meta:editing-duration>PT10H10M40S</meta:editing-duration>
    <meta:editing-cycles>38</meta:editing-cycles>
    <meta:generator>LibreOffice/3.3$Linux LibreOffice_project/330m19$Build-202</meta:generator>
    <meta:document-statistic meta:table-count="0" meta:image-count="61" meta:object-count="0" meta:page-count="2" meta:paragraph-count="76" meta:word-count="453" meta:character-count="2797"/>
  </office:meta>
</office:document-meta>
</file>